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14385489094367" calcext:value-type="float">
            <text:p>0.414385489094367</text:p>
          </table:table-cell>
          <table:table-cell office:value-type="float" office:value="0.64534565351911" calcext:value-type="float">
            <text:p>0.64534565351911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89638831129428" calcext:value-type="float">
            <text:p>0.389638831129428</text:p>
          </table:table-cell>
          <table:table-cell office:value-type="float" office:value="0.405905399290004" calcext:value-type="float">
            <text:p>0.405905399290004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07141102645555" calcext:value-type="float">
            <text:p>0.207141102645555</text:p>
          </table:table-cell>
          <table:table-cell office:value-type="float" office:value="0.426935615277024" calcext:value-type="float">
            <text:p>0.426935615277024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35323618969694" calcext:value-type="float">
            <text:p>0.535323618969694</text:p>
          </table:table-cell>
          <table:table-cell office:value-type="float" office:value="0.696382334985965" calcext:value-type="float">
            <text:p>0.696382334985965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11062663977681" calcext:value-type="float">
            <text:p>0.611062663977681</text:p>
          </table:table-cell>
          <table:table-cell office:value-type="float" office:value="0.672926549617608" calcext:value-type="float">
            <text:p>0.672926549617608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0.666239163795866" calcext:value-type="float">
            <text:p>0.666239163795866</text:p>
          </table:table-cell>
          <table:table-cell table:style-name="ce2" office:value-type="float" office:value="0.723838658572623" calcext:value-type="float">
            <text:p>0.723838658572623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AX([.F2:.F7])" office:value-type="float" office:value="0.666239163795866" calcext:value-type="float">
            <text:p>0.666239163795866</text:p>
          </table:table-cell>
          <table:table-cell table:style-name="Default" table:formula="of:=MAX([.G2:.G7])" office:value-type="float" office:value="0.723838658572623" calcext:value-type="float">
            <text:p>0.723838658572623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2T10:42:12.326805629</dc:date>
    <meta:editing-duration>PT3M14S</meta:editing-duration>
    <meta:editing-cycles>1</meta:editing-cycles>
    <meta:document-statistic meta:table-count="1" meta:cell-count="71" meta:object-count="0"/>
    <meta:generator>LibreOffice/6.0.7.3$Linux_X86_64 LibreOffice_project/00m0$Build-3</meta:generator>
  </office:meta>
</office:document-meta>
</file>